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c951f" officeooo:paragraph-rsid="001c951f"/>
    </style:style>
    <style:style style:name="P2" style:family="paragraph" style:parent-style-name="Standard">
      <style:text-properties fo:language="en" fo:country="US" officeooo:rsid="001c951f" officeooo:paragraph-rsid="001c951f"/>
    </style:style>
    <style:style style:name="P3" style:family="paragraph" style:parent-style-name="Standard">
      <style:text-properties fo:language="en" fo:country="US" officeooo:rsid="001d2a2f" officeooo:paragraph-rsid="001d2a2f"/>
    </style:style>
    <style:style style:name="P4" style:family="paragraph" style:parent-style-name="Standard">
      <style:text-properties fo:language="en" fo:country="US" officeooo:rsid="001e410a" officeooo:paragraph-rsid="001e410a"/>
    </style:style>
    <style:style style:name="P5" style:family="paragraph" style:parent-style-name="Standard">
      <style:text-properties fo:language="en" fo:country="US" officeooo:rsid="00219e69" officeooo:paragraph-rsid="00219e69"/>
    </style:style>
    <style:style style:name="T1" style:family="text">
      <style:text-properties officeooo:rsid="001d2a2f"/>
    </style:style>
    <style:style style:name="T2" style:family="text">
      <style:text-properties officeooo:rsid="002033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tting.</text:p>
      <text:p text:style-name="P2"/>
      <text:p text:style-name="P2">Wires occurs and the medium-near future. <text:span text:style-name="T1">Climate change has put all current earth systems into chaos, the few who could afford the safety facilities have survived and begun to oppress those who struggling. A number of fascist empires arise out of this mess.</text:span></text:p>
      <text:p text:style-name="P2"/>
      <text:p text:style-name="P3">10 years latter.</text:p>
      <text:p text:style-name="P3"/>
      <text:p text:style-name="P4">Two allied empires are negotiating a deal to buy / sell land to each other. The area in question is a small village and surrounding forest. The current owners have no use for the land, and leave it's residents relatively undisturbed. The other plans to enslave the residents, using them to built a miletry base in the area. Because of the secrecy of the negotiations, residents are oblivious to what is happening, except a small group <text:span text:style-name="T2">actively involved in a rebel actions against their fascist dictators. </text:span></text:p>
      <text:p text:style-name="P4"/>
      <text:p text:style-name="P5">They form a plan to steal the negotiation documents then using it to convince the majority village population to join the cause and protect there land. They decide this needs to be a one person operation, and that whoever it is, there mind would be wiped for their own protection. They should also have an AI to provide information, but only a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951f" officeooo:paragraph-rsid="001c951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IRES. Backstory and plann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Satterthwaite</meta:initial-creator>
    <meta:creation-date>2016-02-01T12:22:04.465899026</meta:creation-date>
    <dc:date>2016-02-01T13:06:53.348371212</dc:date>
    <dc:creator>William Satterthwaite</dc:creator>
    <meta:editing-duration>PT40M34S</meta:editing-duration>
    <meta:editing-cycles>5</meta:editing-cycles>
    <meta:generator>LibreOffice/5.0.4.2$Linux_x86 LibreOffice_project/00$Build-2</meta:generator>
    <meta:document-statistic meta:table-count="0" meta:image-count="0" meta:object-count="0" meta:page-count="1" meta:paragraph-count="6" meta:word-count="200" meta:character-count="1170" meta:non-whitespace-character-count="975"/>
  </office:meta>
</office:document-meta>
</file>